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discard a Dice card for any reason, deal 1 damage to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7:07:27.626422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09T18:12:07.615254700</dc:date>
    <meta:editing-duration>P6DT2H27M51S</meta:editing-duration>
    <meta:editing-cycles>863</meta:editing-cycles>
    <meta:document-statistic meta:table-count="10" meta:cell-count="1998" meta:object-count="0"/>
  </office:meta>
</office:document-meta>
</file>